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loext:contextual-spacing="false" fo:line-height="108%" fo:text-align="start" style:justify-single-word="false" fo:keep-together="auto" fo:orphans="2" fo:widows="2" fo:text-indent="-0.635cm" style:auto-text-indent="false" fo:background-color="transparent" fo:padding="0cm" fo:border="none" fo:keep-with-next="auto"/>
    </style:style>
    <style:style style:name="P2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.282cm" loext:contextual-spacing="false" fo:line-height="108%" fo:text-align="start" style:justify-single-word="false" fo:keep-together="auto" fo:orphans="2" fo:widows="2" fo:text-indent="-0.635cm" style:auto-text-indent="false" fo:background-color="transparent" fo:padding="0cm" fo:border="none" fo:keep-with-next="auto"/>
    </style:style>
    <style:style style:name="P3" style:family="paragraph" style:parent-style-name="normal" style:list-style-name="WWNum2">
      <style:paragraph-properties fo:margin-left="1.27cm" fo:margin-right="0cm" fo:margin-top="0cm" fo:margin-bottom="0cm" loext:contextual-spacing="false" fo:text-indent="-0.635cm" style:auto-text-indent="false"/>
    </style:style>
    <style:style style:name="P4" style:family="paragraph" style:parent-style-name="normal" style:list-style-name="WWNum2">
      <style:paragraph-properties fo:margin-left="1.27cm" fo:margin-right="0cm" fo:text-indent="-0.635cm" style:auto-text-indent="false"/>
    </style:style>
    <style:style style:name="P5" style:family="paragraph" style:parent-style-name="normal">
      <style:paragraph-properties fo:margin-left="0cm" fo:margin-right="0cm" fo:text-indent="0cm" style:auto-text-indent="false"/>
    </style:style>
    <style:style style:name="P6" style:family="paragraph" style:parent-style-name="normal" style:master-page-name="Standard">
      <style:paragraph-properties fo:text-align="center" style:justify-single-word="false" style:page-number="1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Opínalo</text:span></text:p>
      <text:p text:style-name="normal"><text:span text:style-name="T2">Integrantes:</text:span></text:p>
      <text:p text:style-name="normal">Guevara Tanta Junior Ulises</text:p>
      <text:p text:style-name="normal">Olivieri Romero Stefano</text:p>
      <text:p text:style-name="normal">Peralta Haro Katheryn Ximena</text:p>
      <text:p text:style-name="normal">Quispe Amao Renzo</text:p>
      <text:p text:style-name="normal"/>
      <text:p text:style-name="normal"><text:span text:style-name="T2">Github:</text:span></text:p>
      <text:p text:style-name="normal">https://github.com/SoftwareDevelopmentGroup/Opinalo</text:p>
      <text:p text:style-name="normal"><text:span text:style-name="T2">Descripción:</text:span></text:p>
      <text:p text:style-name="normal">El proyecto para proponer es una forma de dar a conocer la opinión de la población para así poder evitar la disconformidad colectiva que conlleva a problemas como la actual marcha nacional que dejó resultados desastrosos.</text:p>
      <text:p text:style-name="normal">Esta herramienta se encuentra dirigida a los peruanos mayores de edad ya que necesitan su DNI y código de verificación para poder inscribirse.</text:p>
      <text:p text:style-name="normal">Los resultados se mostrarán en un dashboard con filtros como estadísticas por fechas, género, edad, acumulado, cambios de opinión, entre otros.</text:p>
      <text:p text:style-name="normal">Las opiniones o votos tienen un número limitado de cambios de opinión.</text:p>
      <text:p text:style-name="normal">Constara de un frontend un backend y una base de datos con un modelo Vista Controlador (MVC).</text:p>
      <text:p text:style-name="normal">Este es un proyecto gubernamental por el carácter de las bases de datos</text:p>
      <text:p text:style-name="normal"><text:span text:style-name="T2">Módulos </text:span></text:p>
      <text:list xml:id="list2438329770" text:style-name="WWNum1">
        <text:list-item>
          <text:p text:style-name="P1"><text:span text:style-name="T4">Register y Login</text:span></text:p>
        </text:list-item>
        <text:list-item>
          <text:p text:style-name="P1"><text:span text:style-name="T4">Top preguntas</text:span></text:p>
        </text:list-item>
        <text:list-item>
          <text:p text:style-name="P1"><text:span text:style-name="T4">Preguntas</text:span></text:p>
        </text:list-item>
        <text:list-item>
          <text:p text:style-name="P1"><text:span text:style-name="T4">Dashboard de resultados</text:span></text:p>
        </text:list-item>
        <text:list-item>
          <text:p text:style-name="P1"><text:span text:style-name="T4">Búsqueda por secciones</text:span></text:p>
        </text:list-item>
        <text:list-item>
          <text:p text:style-name="P2"><text:span text:style-name="T4">Foro por Secciones</text:span></text:p>
        </text:list-item>
      </text:list>
      <text:p text:style-name="normal"><text:span text:style-name="T2">Limitaciones</text:span></text:p>
      <text:p text:style-name="normal">Nuestra primera limitación es la seguridad de los datos, y en segundo caso el conseguir la base de datos de los DNI para corroborar los datos de los usuarios.</text:p>
      <text:p text:style-name="normal"><text:bookmark text:name="_heading=h.sb0bd7m4sblj"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P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P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TML_20_Preformatted" style:display-name="HTML Preformatted" style:family="paragraph" style:parent-style-name="normal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PE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TML_20_Preformatted_20_Char" style:display-name="HTML Preformatted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PE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3:36:00</meta:creation-date>
    <meta:initial-creator>Stefano</meta:initial-creator>
    <dc:date>2020-12-17T01:02:52.498476022</dc:date>
    <meta:editing-duration>PT1M42S</meta:editing-duration>
    <meta:editing-cycles>1</meta:editing-cycles>
    <meta:document-statistic meta:table-count="0" meta:image-count="0" meta:object-count="0" meta:page-count="1" meta:paragraph-count="24" meta:word-count="193" meta:character-count="1209" meta:non-whitespace-character-count="1045"/>
    <meta:generator>LibreOffice/6.4.6.2$Linux_X86_64 LibreOffice_project/40$Build-2</meta:generator>
  </office:meta>
</office:document-meta>
</file>